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200000020000022C000000CC590ECCF0.eps"/>
  <manifest:file-entry manifest:media-type="" manifest:full-path="Pictures/200000020000022C0000008C145B6367.eps"/>
  <manifest:file-entry manifest:media-type="" manifest:full-path="Pictures/200000020000022C0000009C02BEE215.eps"/>
  <manifest:file-entry manifest:media-type="" manifest:full-path="Pictures/200000020000022C0000009C7BB36A10.eps"/>
  <manifest:file-entry manifest:media-type="" manifest:full-path="Pictures/200000020000022C0000009C26E51344.eps"/>
  <manifest:file-entry manifest:media-type="" manifest:full-path="Pictures/200000020000022C0000010A1DBE1DDF.eps"/>
  <manifest:file-entry manifest:media-type="" manifest:full-path="Pictures/200000020000022C0000009C6B345636.eps"/>
  <manifest:file-entry manifest:media-type="" manifest:full-path="Pictures/200000020000022C0000009C11DCC58D.eps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ýchozí-title">
      <style:graphic-properties draw:fill="solid" draw:fill-color="#800000" fo:min-height="3.506cm"/>
    </style:style>
    <style:style style:name="pr2" style:family="presentation" style:parent-style-name="Výchozí-outline1">
      <style:graphic-properties fo:min-height="6.36cm"/>
    </style:style>
    <style:style style:name="pr3" style:family="presentation" style:parent-style-name="Výchozí-notes">
      <style:graphic-properties draw:fill-color="#ffffff" draw:auto-grow-height="true" fo:min-height="13.364cm"/>
    </style:style>
    <style:style style:name="pr4" style:family="presentation" style:parent-style-name="Výchozí-title">
      <style:graphic-properties draw:fill="solid" draw:fill-color="#800000" draw:auto-grow-height="true" fo:min-height="3.506cm"/>
    </style:style>
    <style:style style:name="pr5" style:family="presentation" style:parent-style-name="Výchozí-outline1">
      <style:graphic-properties fo:min-height="13.609cm"/>
    </style:style>
    <style:style style:name="P1" style:family="paragraph">
      <style:text-properties fo:color="#ffffff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c5000b"/>
    </style:style>
    <style:style style:name="T5" style:family="text">
      <style:text-properties fo:color="#80808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19">
        <office:forms form:automatic-focus="false" form:apply-design-mode="false"/>
        <draw:frame presentation:style-name="pr1" draw:text-style-name="P1" draw:layer="layout" svg:width="28cm" svg:height="3.506cm" svg:x="0cm" svg:y="8cm" presentation:class="title" presentation:user-transformed="true">
          <draw:text-box>
            <text:p><text:span text:style-name="T1">IFJ 2011</text:span></text:p>
          </draw:text-box>
        </draw:frame>
        <draw:frame presentation:style-name="pr2" draw:text-style-name="P2" draw:layer="layout" svg:width="25.199cm" svg:height="4.8cm" svg:x="1cm" svg:y="12.8cm" presentation:class="outline" presentation:user-transformed="true">
          <draw:text-box>
            <text:list text:style-name="L2">
              <text:list-header>
                <text:p text:style-name="P2"><text:span text:style-name="T2">Tým 055, varianta a/4/I</text:span></text:p>
                <text:p text:style-name="P2"><text:span text:style-name="T2"/></text:p>
                <text:p text:style-name="P2"><text:span text:style-name="T3">Autoři: Vendula Poncová, Marek Salát, Tomáš Trkal, Patrik Hronský</text:span></text:p>
                <text:p text:style-name="P2"><text:span text:style-name="T3">Vedoucí týmu: Vendula Poncová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4">
        <office:forms form:automatic-focus="false" form:apply-design-mode="false"/>
        <draw:frame presentation:style-name="pr4" draw:text-style-name="P1" draw:layer="layout" svg:width="28cm" svg:height="3.506cm" svg:x="0cm" svg:y="-0.063cm" presentation:class="title" presentation:user-transformed="true">
          <draw:text-box>
            <text:p><text:span text:style-name="T1">Abstraktní datové typy</text:span></text:p>
          </draw:text-box>
        </draw:frame>
        <draw:frame presentation:style-name="pr2" draw:text-style-name="P2" draw:layer="layout" svg:width="25.199cm" svg:height="4.8cm" svg:x="1.201cm" svg:y="14.8cm" presentation:class="outline" presentation:user-transformed="true">
          <draw:text-box>
            <text:list text:style-name="L2">
              <text:list-item>
                <text:p text:style-name="P2"><text:span text:style-name="T3">seznam, zásobník, binární vyhledávací strom</text:span></text:p>
              </text:list-item>
              <text:list-item>
                <text:p text:style-name="P2"><text:span text:style-name="T3">data typu void</text:span></text:p>
              </text:list-item>
              <text:list-item>
                <text:p text:style-name="P2"><text:span text:style-name="T3">binární strom - nerekurzivní</text:span></text:p>
              </text:list-item>
              <text:list-item>
                <text:p text:style-name="P2"><text:span text:style-name="T3">AVL </text:span></text:p>
              </text:list-item>
            </text:list>
          </draw:text-box>
        </draw:frame>
        <draw:frame draw:style-name="gr2" draw:text-style-name="P4" draw:layer="layout" svg:width="26.164cm" svg:height="9.6cm" svg:x="0.985cm" svg:y="4.2cm" presentation:class="graphic" presentation:user-transformed="true">
          <draw:image xlink:href="Pictures/200000020000022C000000CC590ECCF0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4">
        <office:forms form:automatic-focus="false" form:apply-design-mode="false"/>
        <draw:frame presentation:style-name="pr4" draw:text-style-name="P1" draw:layer="layout" svg:width="28cm" svg:height="3.506cm" svg:x="0cm" svg:y="-0.063cm" presentation:class="title" presentation:user-transformed="true">
          <draw:text-box>
            <text:p><text:span text:style-name="T1">Tabulka symbolů</text:span></text:p>
          </draw:text-box>
        </draw:frame>
        <draw:frame draw:style-name="gr2" draw:text-style-name="P4" draw:layer="layout" svg:width="25.199cm" svg:height="6.344cm" svg:x="1.199cm" svg:y="4.247cm" presentation:class="graphic" presentation:user-transformed="true">
          <draw:image xlink:href="Pictures/200000020000022C0000008C145B6367.eps" xlink:type="simple" xlink:show="embed" xlink:actuate="onLoad">
            <text:p/>
          </draw:image>
        </draw:frame>
        <draw:frame presentation:style-name="pr2" draw:layer="layout" svg:width="25.782cm" svg:height="6.763cm" svg:x="1.2cm" svg:y="11.4cm" presentation:class="outline" presentation:user-transformed="true">
          <draw:text-box>
            <text:list text:style-name="L2">
              <text:list-item>
                <text:p>tabulka symbolů: strom funkcí</text:p>
              </text:list-item>
              <text:list-item>
                <text:p>funkce: </text:p>
                <text:list>
                  <text:list-item>
                    <text:p>seznam instrukcí</text:p>
                  </text:list-item>
                  <text:list-item>
                    <text:p>strom proměnných, seznam konstant</text:p>
                  </text:list-item>
                  <text:list-item>
                    <text:p>seznam pomocných proměnných (recyklace)</text:p>
                  </text:list-item>
                  <text:list-item>
                    <text:p>počítadlo volání funk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4">
        <office:forms form:automatic-focus="false" form:apply-design-mode="false"/>
        <draw:frame presentation:style-name="pr4" draw:text-style-name="P1" draw:layer="layout" svg:width="28cm" svg:height="3.506cm" svg:x="0cm" svg:y="-0.063cm" presentation:class="title" presentation:user-transformed="true">
          <draw:text-box>
            <text:p><text:span text:style-name="T1">Tabulka symbolů</text:span></text:p>
          </draw:text-box>
        </draw:frame>
        <draw:frame presentation:style-name="pr2" draw:layer="layout" svg:width="25.199cm" svg:height="3.6cm" svg:x="1.4cm" svg:y="15.4cm" presentation:class="outline" presentation:user-transformed="true">
          <draw:text-box>
            <text:list text:style-name="L2">
              <text:list-item>
                <text:p>hodnota a typ proměnné</text:p>
              </text:list-item>
              <text:list-item>
                <text:p>problém rekurze</text:p>
              </text:list-item>
              <text:list-item>
                <text:p>realokace pole dat</text:p>
              </text:list-item>
            </text:list>
          </draw:text-box>
        </draw:frame>
        <draw:frame draw:style-name="gr2" draw:text-style-name="P4" draw:layer="layout" svg:width="24.157cm" svg:height="11.557cm" svg:x="1.643cm" svg:y="3.643cm">
          <draw:image xlink:href="Pictures/200000020000022C0000010A1DBE1DDF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4">
        <office:forms form:automatic-focus="false" form:apply-design-mode="false"/>
        <draw:frame presentation:style-name="pr1" draw:text-style-name="P1" draw:layer="layout" svg:width="28cm" svg:height="3.506cm" svg:x="0cm" svg:y="-0.063cm" presentation:class="title" presentation:user-transformed="true">
          <draw:text-box>
            <text:p><text:span text:style-name="T1">Implementace</text:span></text:p>
          </draw:text-box>
        </draw:frame>
        <draw:frame draw:style-name="gr2" draw:text-style-name="P4" draw:layer="layout" svg:width="23.562cm" svg:height="6.61cm" svg:x="2.218cm" svg:y="4.414cm" presentation:class="graphic" presentation:user-transformed="true">
          <draw:image xlink:href="Pictures/200000020000022C0000009C02BEE215.eps" xlink:type="simple" xlink:show="embed" xlink:actuate="onLoad">
            <text:p/>
          </draw:image>
        </draw:frame>
        <draw:frame presentation:style-name="pr2" draw:layer="layout" svg:width="25.199cm" svg:height="4.963cm" svg:x="1.4cm" svg:y="13.1cm" presentation:class="outline" presentation:user-transformed="true">
          <draw:text-box>
            <text:list text:style-name="L2">
              <text:list-item>
                <text:p>modul scanner</text:p>
              </text:list-item>
              <text:list-item>
                <text:p>modul parser</text:p>
              </text:list-item>
              <text:list-item>
                <text:p>modul expression</text:p>
              </text:list-item>
              <text:list-item>
                <text:p>modul interpr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4">
        <office:forms form:automatic-focus="false" form:apply-design-mode="false"/>
        <draw:frame presentation:style-name="pr1" draw:text-style-name="P1" draw:layer="layout" svg:width="28cm" svg:height="3.506cm" svg:x="0cm" svg:y="-0.063cm" presentation:class="title" presentation:user-transformed="true">
          <draw:text-box>
            <text:p><text:span text:style-name="T1">Implementace</text:span></text:p>
          </draw:text-box>
        </draw:frame>
        <draw:frame draw:style-name="gr2" draw:text-style-name="P4" draw:layer="layout" svg:width="23.562cm" svg:height="6.61cm" svg:x="2.218cm" svg:y="4.414cm" presentation:class="graphic" presentation:user-transformed="true">
          <draw:image xlink:href="Pictures/200000020000022C0000009C6B345636.eps" xlink:type="simple" xlink:show="embed" xlink:actuate="onLoad">
            <text:p/>
          </draw:image>
        </draw:frame>
        <draw:frame presentation:style-name="pr2" draw:layer="layout" svg:width="25.199cm" svg:height="5.163cm" svg:x="1.4cm" svg:y="13.3cm" presentation:class="outline" presentation:user-transformed="true">
          <draw:text-box>
            <text:list text:style-name="L2">
              <text:list-header>
                <text:p><text:span text:style-name="T4">Modul scanner</text:span></text:p>
              </text:list-header>
              <text:list-item>
                <text:p>lexikální analýza</text:p>
              </text:list-item>
              <text:list-item>
                <text:p>minimální konečný automat</text:p>
              </text:list-item>
              <text:list-item>
                <text:p>čítač řádků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4">
        <office:forms form:automatic-focus="false" form:apply-design-mode="false"/>
        <draw:frame presentation:style-name="pr1" draw:text-style-name="P1" draw:layer="layout" svg:width="28cm" svg:height="3.506cm" svg:x="0cm" svg:y="-0.063cm" presentation:class="title" presentation:user-transformed="true">
          <draw:text-box>
            <text:p><text:span text:style-name="T1">Implementace</text:span></text:p>
          </draw:text-box>
        </draw:frame>
        <draw:frame draw:style-name="gr2" draw:text-style-name="P4" draw:layer="layout" svg:width="23.562cm" svg:height="6.61cm" svg:x="2.218cm" svg:y="4.414cm" presentation:class="graphic" presentation:user-transformed="true">
          <draw:image xlink:href="Pictures/200000020000022C0000009C26E51344.eps" xlink:type="simple" xlink:show="embed" xlink:actuate="onLoad">
            <text:p/>
          </draw:image>
        </draw:frame>
        <draw:frame presentation:style-name="pr2" draw:layer="layout" svg:width="25.199cm" svg:height="5.2cm" svg:x="1.4cm" svg:y="13.3cm" presentation:class="outline" presentation:user-transformed="true">
          <draw:text-box>
            <text:list text:style-name="L2">
              <text:list-header>
                <text:p><text:span text:style-name="T4">Modul parser</text:span></text:p>
              </text:list-header>
              <text:list-item>
                <text:p>syntaktická analýza shora dolů - LL gramatika</text:p>
              </text:list-item>
              <text:list-item>
                <text:p>sémantická analýza</text:p>
              </text:list-item>
              <text:list-item>
                <text:p>generování vnitřního kódu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4">
        <office:forms form:automatic-focus="false" form:apply-design-mode="false"/>
        <draw:frame presentation:style-name="pr1" draw:text-style-name="P1" draw:layer="layout" svg:width="28cm" svg:height="3.506cm" svg:x="0cm" svg:y="-0.063cm" presentation:class="title" presentation:user-transformed="true">
          <draw:text-box>
            <text:p><text:span text:style-name="T1">Implementace</text:span></text:p>
          </draw:text-box>
        </draw:frame>
        <draw:frame draw:style-name="gr2" draw:text-style-name="P4" draw:layer="layout" svg:width="23.562cm" svg:height="6.61cm" svg:x="2.218cm" svg:y="4.414cm" presentation:class="graphic" presentation:user-transformed="true">
          <draw:image xlink:href="Pictures/200000020000022C0000009C7BB36A10.eps" xlink:type="simple" xlink:show="embed" xlink:actuate="onLoad">
            <text:p/>
          </draw:image>
        </draw:frame>
        <draw:frame presentation:style-name="pr2" draw:layer="layout" svg:width="25.199cm" svg:height="7.6cm" svg:x="1.4cm" svg:y="12cm" presentation:class="outline" presentation:user-transformed="true">
          <draw:text-box>
            <text:list text:style-name="L2">
              <text:list-header>
                <text:p><text:span text:style-name="T4">Modul expression</text:span></text:p>
              </text:list-header>
              <text:list-item>
                <text:p>syntaktická analýza zdola nahoru</text:p>
                <text:list>
                  <text:list-item>
                    <text:p>precedenční tabulka a zásobník</text:p>
                  </text:list-item>
                  <text:list-item>
                    <text:p>konec výrazu</text:p>
                  </text:list-item>
                </text:list>
              </text:list-item>
              <text:list-item>
                <text:p>sémantická analýza – konstanty</text:p>
              </text:list-item>
              <text:list-item>
                <text:p>generování logicko-matematických instrukcí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4">
        <office:forms form:automatic-focus="false" form:apply-design-mode="false"/>
        <draw:frame presentation:style-name="pr1" draw:text-style-name="P1" draw:layer="layout" svg:width="28cm" svg:height="3.506cm" svg:x="0cm" svg:y="-0.063cm" presentation:class="title" presentation:user-transformed="true">
          <draw:text-box>
            <text:p><text:span text:style-name="T1">Implementace</text:span></text:p>
          </draw:text-box>
        </draw:frame>
        <draw:frame draw:style-name="gr2" draw:text-style-name="P4" draw:layer="layout" svg:width="23.562cm" svg:height="6.61cm" svg:x="2.218cm" svg:y="4.414cm" presentation:class="graphic" presentation:user-transformed="true">
          <draw:image xlink:href="Pictures/200000020000022C0000009C11DCC58D.eps" xlink:type="simple" xlink:show="embed" xlink:actuate="onLoad">
            <text:p/>
          </draw:image>
        </draw:frame>
        <draw:frame presentation:style-name="pr2" draw:layer="layout" svg:width="25.199cm" svg:height="6.6cm" svg:x="1.4cm" svg:y="12.4cm" presentation:class="outline" presentation:user-transformed="true">
          <draw:text-box>
            <text:list text:style-name="L2">
              <text:list-header>
                <text:p><text:span text:style-name="T4">Modul interpret</text:span></text:p>
              </text:list-header>
              <text:list-item>
                <text:p>interpretace seznamů instrukcí - aktivita</text:p>
              </text:list-item>
              <text:list-item>
                <text:p>rekurzivní volání interpretu</text:p>
              </text:list-item>
              <text:list-item>
                <text:p>zásobník hodnot proměnných</text:p>
              </text:list-item>
              <text:list-item>
                <text:p>sémantická analýz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2T14">
        <office:forms form:automatic-focus="false" form:apply-design-mode="false"/>
        <draw:frame presentation:style-name="pr4" draw:text-style-name="P1" draw:layer="layout" svg:width="28cm" svg:height="3.506cm" svg:x="0cm" svg:y="-0.063cm" presentation:class="title" presentation:user-transformed="true">
          <draw:text-box>
            <text:p><text:span text:style-name="T1">Algoritmy</text:span></text:p>
          </draw:text-box>
        </draw:frame>
        <draw:frame presentation:style-name="pr2" draw:layer="layout" svg:width="25.199cm" svg:height="6.61cm" svg:x="1.4cm" svg:y="4.814cm" presentation:class="outline" presentation:user-transformed="true">
          <draw:text-box>
            <text:list text:style-name="L2">
              <text:list-header>
                <text:p><text:span text:style-name="T4">Knuth-Moris-Prattův algoritmus (KMP)</text:span></text:p>
              </text:list-header>
              <text:list-item>
                <text:p>konečný automat</text:p>
              </text:list-item>
              <text:list-item>
                <text:p>dvě fáze:</text:p>
                <text:list>
                  <text:list-item>
                    <text:p>vygenerování vektoru přechodů</text:p>
                  </text:list-item>
                  <text:list-item>
                    <text:p>vyhledávání vzorku ve vstupním řetězci</text:p>
                  </text:list-item>
                </text:list>
              </text:list-item>
            </text:list>
          </draw:text-box>
        </draw:frame>
        <draw:frame presentation:style-name="pr2" draw:layer="layout" svg:width="25.199cm" svg:height="3.963cm" svg:x="1.4cm" svg:y="14cm" presentation:class="outline" presentation:user-transformed="true">
          <draw:text-box>
            <text:list text:style-name="L2">
              <text:list-header>
                <text:p><text:span text:style-name="T4">Merge sort</text:span></text:p>
              </text:list-header>
              <text:list-item>
                <text:p>pole dvojnásobné délky vstupního řetězce</text:p>
              </text:list-item>
              <text:list-item>
                <text:p>slévání netříděných posloupností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3T1">
        <office:forms form:automatic-focus="false" form:apply-design-mode="false"/>
        <draw:frame presentation:style-name="pr4" draw:text-style-name="P1" draw:layer="layout" svg:width="28cm" svg:height="3.506cm" svg:x="0cm" svg:y="-0.063cm" presentation:class="title" presentation:user-transformed="true">
          <draw:text-box>
            <text:p><text:span text:style-name="T1">Způsob práce v týmu</text:span></text:p>
          </draw:text-box>
        </draw:frame>
        <draw:frame presentation:style-name="pr5" draw:layer="layout" svg:width="25.199cm" svg:height="12.473cm" svg:x="1.4cm" svg:y="5cm" presentation:class="outline" presentation:user-transformed="true">
          <draw:text-box>
            <text:list text:style-name="L2">
              <text:list-item>
                <text:p>komunikace</text:p>
                <text:list>
                  <text:list-item>
                    <text:p>sociální sítě</text:p>
                  </text:list-item>
                  <text:list-item>
                    <text:p>instant messaging</text:p>
                  </text:list-item>
                  <text:list-item>
                    <text:p>pravidelné schůzky</text:p>
                    <text:p/>
                  </text:list-item>
                </text:list>
              </text:list-item>
              <text:list-item>
                <text:p>verzovací systém GIT (<text:span text:style-name="T5"><text:a xlink:href="https://bitbucket.org/">https://bitbucket.org</text:a></text:span>)</text:p>
              </text:list-item>
              <text:list-item>
                <text:p>testování (valgrind)</text:p>
              </text:list-item>
              <text:list-item>
                <text:p>optimalizace (gprof)</text:p>
              </text:list-item>
              <text:list-item>
                <text:p>dokumentace (LaTeX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1T19">
        <office:forms form:automatic-focus="false" form:apply-design-mode="false"/>
        <draw:frame presentation:style-name="pr1" draw:text-style-name="P1" draw:layer="layout" svg:width="28cm" svg:height="3.506cm" svg:x="0cm" svg:y="8cm" presentation:class="title" presentation:user-transformed="true">
          <draw:text-box>
            <text:p><text:span text:style-name="T1">Děkujeme za pozornos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Mdp1">
      <office:forms form:automatic-focus="false" form:apply-design-mode="false"/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5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máš Trkal</meta:initial-creator>
    <meta:creation-date>2011-12-12T18:37:00</meta:creation-date>
    <meta:editing-duration>PT4H52M57S</meta:editing-duration>
    <meta:editing-cycles>23</meta:editing-cycles>
    <dc:date>2011-12-13T08:37:59</dc:date>
    <dc:creator>Tomáš Trkal</dc:creator>
    <meta:generator>LibreOffice/3.4$Linux LibreOffice_project/340m1$Build-402</meta:generator>
    <meta:document-statistic meta:object-count="77"/>
  </office:meta>
</office:document-meta>
</file>